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8fcea" officeooo:paragraph-rsid="000acdb5"/>
    </style:style>
    <style:style style:name="P2" style:family="paragraph" style:parent-style-name="Text_20_body">
      <style:text-properties officeooo:rsid="00265afb" officeooo:paragraph-rsid="000acdb5"/>
    </style:style>
    <style:style style:name="P3" style:family="paragraph" style:parent-style-name="Text_20_body" style:list-style-name="L1">
      <style:text-properties officeooo:paragraph-rsid="000acdb5"/>
    </style:style>
    <style:style style:name="P4" style:family="paragraph" style:parent-style-name="Text_20_body" style:list-style-name="L1">
      <style:text-properties officeooo:rsid="0028fcea" officeooo:paragraph-rsid="000acdb5"/>
    </style:style>
    <style:style style:name="T1" style:family="text">
      <style:text-properties officeooo:rsid="00285945"/>
    </style:style>
    <style:style style:name="T2" style:family="text">
      <style:text-properties officeooo:rsid="000c5e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ist of papers about transmembrane protein prediction of buried and exposed alpha helices</text:span>:</text:p>
      <text:list xml:id="list2505380266134563958" text:style-name="L1">
        <text:list-item>
          <text:p text:style-name="P3"><text:span text:style-name="T1">Prediction of buried helices in multispan alpha helical membrane proteins: <text:s/></text:span><text:a xlink:type="simple" xlink:href="https://pdfs.semanticscholar.org/11b0/c79fc30458f76dd4d4a3bebfc0964c5494b0.pdf" text:style-name="Internet_20_link" text:visited-style-name="Visited_20_Internet_20_Link"><text:span text:style-name="T1">https://pdfs.semanticscholar.org/11b0/c79fc30458f76dd4d4a3bebfc0964c5494b0.pdf</text:span></text:a></text:p>
        </text:list-item>
        <text:list-item>
          <text:p text:style-name="P3"><text:span text:style-name="T1">A knowledge-based scale for the analysis and prediction of burried and exposed faces of transmembrane domain proteins </text:span><text:a xlink:type="simple" xlink:href="https://oup.silverchair-cdn.com/oup/backfile/Content_public/Journal/bioinformatics/20/12/10.1093/bioinformatics/bth143/2/bth143.pdf?Expires=1488144722&amp;Signature=RoYapo-Vo9oxQ2quyGGfGsvBpbD8MU5noItmW1sadyKKnoqfIHBsQ4bZg3nWklsFniyJHfs~dNbcVJxbFGqw1eNZuPQmaL0XeNLhCGH3XRpKIuk3aCVGdHc-fkL-mW9zD-oa4BxCZ5OaCcNC0aXBZ9N2WuvsvtNFfhxI4FSDVSqAKFeOZ00qH4jMLtpZIjXrFtWAe-T30BhZvolJ2OuAEAFt7EUUr84Gzc-CwGnXeleNlcmRyjF0Z93XXTLyX8ZWd6GFzJLhRBHr0Mvn~aPC0QjJ64nnbzwh7-vy-2AMbCLVTacxww2jTdiL6~H5UeI~9tUb-WtdH9llKCJzPlY8Vw__&amp;Key-Pair-Id=APKAIUCZBIA4LVPAVW3Q" text:style-name="Internet_20_link" text:visited-style-name="Visited_20_Internet_20_Link"><text:span text:style-name="T1">https://oup.silverchair-cdn.com/oup/backfile/Content_public/Journal/bioinformatics/20/12/10.1093/bioinformatics/bth143/2/bth143.pdf?Expires=1488144722&amp;Signature=RoYapo-Vo9oxQ2quyGGfGsvBpbD8MU5noItmW1sadyKKnoqfIHBsQ4bZg3nWklsFniyJHfs~dNbcVJxbFGqw1eNZuPQmaL0XeNLhCGH3XRpKIuk3aCVGdHc-fkL-mW9zD-oa4BxCZ5OaCcNC0aXBZ9N2WuvsvtNFfhxI4FSDVSqAKFeOZ00qH4jMLtpZIjXrFtWAe-T30BhZvolJ2OuAEAFt7EUUr84Gzc-CwGnXeleNlcmRyjF0Z93XXTLyX8ZWd6GFzJLhRBHr0Mvn~aPC0QjJ64nnbzwh7-vy-2AMbCLVTacxww2jTdiL6~H5UeI~9tUb-WtdH9llKCJzPlY8Vw__&amp;Key-Pair-Id=APKAIUCZBIA4LVPAVW3Q</text:span></text:a></text:p>
        </text:list-item>
        <text:list-item>
          <text:p text:style-name="P3"><text:span text:style-name="T1">Empirical lipid propensities of amino acid residues in multispan alpha helical membrane </text:span><text:a xlink:type="simple" xlink:href="http://onlinelibrary.wiley.com/doi/10.1002/prot.20456/full" text:style-name="Internet_20_link" text:visited-style-name="Visited_20_Internet_20_Link"><text:span text:style-name="T1">http://onlinelibrary.wiley.com/doi/10.1002/prot.20456/full</text:span></text:a></text:p>
        </text:list-item>
        <text:list-item>
          <text:p text:style-name="P3"><text:span text:style-name="T1">On the derivation of propensity scales for predicting exposed transmembrane residues in helical membrane proteins </text:span><text:a xlink:type="simple" xlink:href="https://academic.oup.com/bioinformatics/article/23/6/701/414391/On-the-derivation-of-propensity-scales-for" text:style-name="Internet_20_link" text:visited-style-name="Visited_20_Internet_20_Link"><text:span text:style-name="T1">https://academic.oup.com/bioinformatics/article/23/6/701/414391/On-the-derivation-of-propensity-scales-for</text:span></text:a></text:p>
        </text:list-item>
        <text:list-item>
          <text:p text:style-name="P3"><text:span text:style-name="T1">Prediction of the burial status of transmembrane residues of helical membrane proteins </text:span><text:a xlink:type="simple" xlink:href="https://bmcbioinformatics.biomedcentral.com/articles/10.1186/1471-2105-8-302" text:style-name="Internet_20_link" text:visited-style-name="Visited_20_Internet_20_Link"><text:span text:style-name="T1">https://bmcbioinformatics.biomedcentral.com/articles/10.1186/1471-2105-8-302</text:span></text:a></text:p>
        </text:list-item>
        <text:list-item>
          <text:p text:style-name="P4">KPROT: A knowledge-based scale for the propensity of residue orientation in transmembrane segments. Application to membrane protein structure prediction. <text:a xlink:type="simple" xlink:href="http://www.sciencedirect.com/science/article/pii/S0022283699932576" text:style-name="Internet_20_link" text:visited-style-name="Visited_20_Internet_20_Link">http://www.sciencedirect.com/science/article/pii/S0022283699932576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2:45:28.058519334</meta:creation-date>
    <dc:date>2017-02-24T21:00:15.213095316</dc:date>
    <meta:editing-duration>PT24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10" meta:character-count="1661" meta:non-whitespace-character-count="1563"/>
  </office:meta>
</office:document-meta>
</file>